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gr1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2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2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3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3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custom-shape text:anchor-type="paragraph" draw:z-index="21" draw:style-name="gr2" svg:width="2.532cm" svg:height="0.546cm" svg:x="2.064cm" svg:y="0.06cm"><text:p text:style-name="P1">Начало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45" draw:style-name="gr6" svg:width="5.733cm" svg:height="0.782cm" svg:x="9.615cm" svg:y="0.162cm"><text:p>Начало блока печати пробелов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Standard"><draw:custom-shape text:anchor-type="paragraph" draw:z-index="0" draw:style-name="gr1" svg:width="0.142cm" svg:height="0.389cm" svg:x="3.233cm" svg:y="0.123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 <text:s text:c="95"/></text:p>
      <text:p text:style-name="Standard"><draw:custom-shape text:anchor-type="paragraph" draw:z-index="1" draw:style-name="gr2" draw:text-style-name="P1" svg:width="4.504cm" svg:height="0.602cm" svg:x="1.177cm" svg:y="0.095cm"><text:p text:style-name="P1">Инфо-блок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text:anchor-type="paragraph" draw:z-index="46" draw:style-name="gr1" draw:text-style-name="P2" svg:width="0.144cm" svg:height="0.392cm" svg:x="12.584cm" svg:y="0.007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7" draw:style-name="gr6" svg:width="6.413cm" svg:height="0.479cm" svg:x="9.474cm" svg:y="0.399cm"><text:p>объявление переменных char b,c,s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2" draw:style-name="gr1" svg:width="0.142cm" svg:height="0.389cm" svg:x="3.291cm" svg:y="0.21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8" draw:style-name="gr1" draw:text-style-name="P2" svg:width="0.144cm" svg:height="0.392cm" svg:x="12.584cm" svg:y="0.39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rect text:anchor-type="paragraph" draw:z-index="3" draw:style-name="gr3" draw:text-style-name="P1" svg:width="4.504cm" svg:height="0.35cm" svg:x="1.214cm" svg:y="0.115cm"><text:p text:style-name="P1">int stringNum=-3</text:p></draw:rect><draw:line text:anchor-type="paragraph" draw:z-index="24" draw:style-name="gr7" draw:text-style-name="P1" svg:x1="5.717cm" svg:y1="0.284cm" svg:x2="7.257cm" svg:y2="0.284cm"><text:p/></draw:line><draw:custom-shape text:anchor-type="paragraph" draw:z-index="25" draw:style-name="gr8" svg:width="0.167cm" svg:height="0.597cm" svg:x="7.091cm" svg:y="0.284cm"><text:p/><draw:enhanced-geometry svg:viewBox="0 0 21600 21600" draw:text-areas="?f0 0 ?f2 ?f5" draw:type="down-arrow" draw:modifiers="17968.1415929204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9" draw:style-name="gr6" draw:text-style-name="P1" svg:width="6.804cm" svg:height="0.946cm" svg:x="9.446cm" svg:y="0.318cm"><text:p text:style-name="P1">Присваивание переменным значений:</text:p><text:p text:style-name="P1">b=32; c=abs(stringNum);s=0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line text:anchor-type="paragraph" draw:z-index="11" draw:style-name="gr4" draw:text-style-name="P1" svg:x1="0.709cm" svg:y1="0.261cm" svg:x2="0.747cm" svg:y2="5.702cm"><text:p/></draw:line><draw:custom-shape text:anchor-type="paragraph" draw:z-index="18" draw:style-name="gr1" svg:width="6.268cm" svg:height="0.082cm" svg:x="0.741cm" svg:y="0.111cm"><text:p/><draw:enhanced-geometry svg:viewBox="0 0 21600 21600" draw:text-areas="0 ?f0 ?f5 ?f2" draw:type="right-arrow" draw:modifiers="18015.871743487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3" draw:style-name="gr6" draw:text-style-name="P3" svg:width="2.613cm" svg:height="0.779cm" svg:x="6.017cm" svg:y="0.393cm"><text:p text:style-name="P3"><text:span text:style-name="T2">abs(stringNum)!=0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Standard"><draw:custom-shape text:anchor-type="paragraph" draw:z-index="4" draw:style-name="gr2" draw:text-style-name="P1" svg:width="4.49cm" svg:height="0.648cm" svg:x="1.228cm" svg:y="0.016cm"><text:p text:style-name="P1">Печать пробелов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text:anchor-type="paragraph" draw:z-index="26" draw:style-name="gr1" svg:width="0.325cm" svg:height="0.121cm" svg:x="5.717cm" svg:y="0.263cm"><text:p/><draw:enhanced-geometry svg:viewBox="0 0 21600 21600" draw:text-areas="?f7 ?f0 21600 ?f2" draw:type="left-arrow" draw:modifiers="10508.1081081081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7" draw:style-name="gr9" draw:text-style-name="P4" svg:width="0.779cm" svg:height="0.408cm" svg:x="6.041cm" svg:y="0.263cm"><draw:text-box><text:p><text:span text:style-name="T3">да</text:span></text:p></draw:text-box></draw:frame><draw:custom-shape text:anchor-type="paragraph" draw:z-index="50" draw:style-name="gr1" draw:text-style-name="P2" svg:width="0.144cm" svg:height="0.392cm" svg:x="12.557cm" svg:y="0.351cm"><text:p/><draw:enhanced-geometry svg:viewBox="0 0 21600 21600" draw:text-areas="?f0 0 ?f2 ?f5" draw:type="down-arrow" draw:modifiers="10460.9865470852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6" draw:style-name="gr1" svg:width="0.142cm" svg:height="0.389cm" svg:x="3.318cm" svg:y="0.176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28" draw:style-name="gr10" draw:text-style-name="P4" svg:width="0.959cm" svg:height="0.408cm" svg:x="7.505cm" svg:y="0.058cm"><draw:text-box><text:p><text:span text:style-name="T3">нет</text:span></text:p></draw:text-box></draw:frame><draw:custom-shape text:anchor-type="paragraph" draw:z-index="29" draw:style-name="gr1" svg:width="0.142cm" svg:height="0.389cm" svg:x="7.22cm" svg:y="0.198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1" draw:style-name="gr6" draw:text-style-name="P1" svg:width="6.413cm" svg:height="0.479cm" svg:x="9.499cm" svg:y="0.307cm"><text:p text:style-name="P1">объявление переменной char i=1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5" draw:style-name="gr2" draw:text-style-name="P1" svg:width="7.663cm" svg:height="0.844cm" svg:x="1.138cm" svg:y="0.002cm"><text:p text:style-name="P1">Печать возрастающих </text:p><text:p text:style-name="P1">символов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text:anchor-type="paragraph" draw:z-index="52" draw:style-name="gr1" draw:text-style-name="P2" svg:width="0.144cm" svg:height="0.458cm" svg:x="12.545cm" svg:y="0.298cm"><text:p/><draw:enhanced-geometry svg:viewBox="0 0 21600 21600" draw:text-areas="?f0 0 ?f2 ?f5" draw:type="down-arrow" draw:modifiers="10460.9865470852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9" draw:style-name="gr8" svg:width="2.495cm" svg:height="0.115cm" svg:x="10.051cm" svg:y="0.45cm"><text:p/><draw:enhanced-geometry svg:viewBox="0 0 21600 21600" draw:text-areas="0 ?f0 ?f5 ?f2" draw:type="right-arrow" draw:modifiers="18002.457337884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><draw:custom-shape text:anchor-type="paragraph" draw:z-index="30" draw:style-name="gr1" draw:text-style-name="P2" svg:width="0.144cm" svg:height="0.392cm" svg:x="7.188cm" svg:y="0.393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3" draw:style-name="gr6" draw:text-style-name="P1" svg:width="3.656cm" svg:height="0.479cm" svg:x="10.656cm" svg:y="0.268cm"><text:p text:style-name="P1">печать символа b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58" draw:style-name="gr4" draw:text-style-name="P1" svg:x1="10.051cm" svg:y1="0.025cm" svg:x2="10.051cm" svg:y2="2.696cm"><text:p/></draw:line></text:p>
      <text:p text:style-name="Standard"><draw:custom-shape text:anchor-type="paragraph" draw:z-index="7" draw:style-name="gr2" draw:text-style-name="P1" svg:width="4.49cm" svg:height="0.844cm" svg:x="1.152cm" svg:y="0.062cm"><text:p text:style-name="P1">Печать убывающих </text:p><text:p text:style-name="P1">символов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text:anchor-type="paragraph" draw:z-index="31" draw:style-name="gr6" draw:text-style-name="P3" svg:width="2.613cm" svg:height="0.779cm" svg:x="5.985cm" svg:y="0.325cm"><text:p text:style-name="P3"><text:span text:style-name="T2">abs(stringNum)!=3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5" draw:style-name="gr1" draw:text-style-name="P2" svg:width="0.144cm" svg:height="0.392cm" svg:x="12.517cm" svg:y="0.319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32" draw:style-name="gr1" svg:width="0.325cm" svg:height="0.121cm" svg:x="5.66cm" svg:y="0.176cm"><text:p/><draw:enhanced-geometry svg:viewBox="0 0 21600 21600" draw:text-areas="?f7 ?f0 21600 ?f2" draw:type="left-arrow" draw:modifiers="10508.1081081081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33" draw:style-name="gr9" draw:text-style-name="P4" svg:width="0.779cm" svg:height="0.408cm" svg:x="5.985cm" svg:y="0.176cm"><draw:text-box><text:p><text:span text:style-name="T3">да</text:span></text:p></draw:text-box></draw:frame><draw:frame text:anchor-type="paragraph" draw:z-index="36" draw:style-name="gr10" draw:text-style-name="P4" svg:width="0.959cm" svg:height="0.408cm" svg:x="7.555cm" svg:y="0.478cm"><draw:text-box><text:p><text:span text:style-name="T3">нет</text:span></text:p></draw:text-box></draw:frame><draw:custom-shape text:anchor-type="paragraph" draw:z-index="37" draw:style-name="gr1" draw:text-style-name="P2" svg:width="0.144cm" svg:height="0.392cm" svg:x="3.357cm" svg:y="0.312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4" draw:style-name="gr6" draw:text-style-name="P1" svg:width="3.656cm" svg:height="0.479cm" svg:x="10.732cm" svg:y="0.277cm"><text:p text:style-name="P1">b+=s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rect text:anchor-type="paragraph" draw:z-index="8" draw:style-name="gr3" draw:text-style-name="P1" svg:width="4.504cm" svg:height="0.352cm" svg:x="1.214cm" svg:y="0.217cm"><text:p text:style-name="P1">Печать новой строки</text:p></draw:rect><draw:custom-shape text:anchor-type="paragraph" draw:z-index="34" draw:style-name="gr1" svg:width="1.514cm" svg:height="0.121cm" svg:x="5.717cm" svg:y="0.319cm"><text:p/><draw:enhanced-geometry svg:viewBox="0 0 21600 21600" draw:text-areas="?f7 ?f0 21600 ?f2" draw:type="left-arrow" draw:modifiers="4325.02910360885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35" draw:style-name="gr7" draw:text-style-name="P1" svg:x1="7.294cm" svg:y1="0.129cm" svg:x2="7.294cm" svg:y2="0.342cm"><text:p/></draw:line><draw:custom-shape text:anchor-type="paragraph" draw:z-index="57" draw:style-name="gr1" draw:text-style-name="P2" svg:width="0.144cm" svg:height="0.392cm" svg:x="12.504cm" svg:y="0.268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10" draw:style-name="gr1" svg:width="0.142cm" svg:height="0.389cm" svg:x="3.383cm" svg:y="0.101cm"><text:p/><draw:enhanced-geometry svg:viewBox="0 0 21600 21600" draw:text-areas="?f0 0 ?f2 ?f5" draw:type="down-arrow" draw:modifiers="11318.081180811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6" draw:style-name="gr2" draw:text-style-name="P1" svg:width="3.116cm" svg:height="0.93cm" svg:x="11.044cm" svg:y="0.273cm"><text:p text:style-name="P1">i&lt;=c 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text:anchor-type="paragraph" draw:z-index="62" draw:style-name="gr11" svg:width="0.832cm" svg:height="0.489cm" svg:x="10.213cm" svg:y="0.284cm"><draw:text-box><text:p>да</text:p></draw:text-box></draw:frame></text:p>
      <text:p text:style-name="Standard"><draw:rect text:anchor-type="paragraph" draw:z-index="9" draw:style-name="gr3" draw:text-style-name="P1" svg:width="4.506cm" svg:height="0.352cm" svg:x="1.199cm" svg:y="0.002cm"><text:p text:style-name="P1">stringNum++</text:p></draw:rect><draw:custom-shape text:anchor-type="paragraph" draw:z-index="13" draw:style-name="gr1" svg:width="0.142cm" svg:height="0.389cm" svg:x="3.383cm" svg:y="0.353cm"><text:p/><draw:enhanced-geometry svg:viewBox="0 0 21600 21600" draw:text-areas="?f0 0 ?f2 ?f5" draw:type="down-arrow" draw:modifiers="11318.081180811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60" draw:style-name="gr7" draw:text-style-name="P1" svg:x1="10.051cm" svg:y1="0.261cm" svg:x2="11.044cm" svg:y2="0.261cm"><text:p/></draw:line></text:p>
      <text:p text:style-name="Standard"><draw:custom-shape text:anchor-type="paragraph" draw:z-index="12" draw:style-name="gr2" svg:width="3.116cm" svg:height="0.93cm" svg:x="1.921cm" svg:y="0.295cm"><text:p>stringNum&lt;4 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text:anchor-type="paragraph" draw:z-index="15" draw:style-name="gr5" svg:width="0.646cm" svg:height="0.489cm" svg:x="1.591cm" svg:y="0.402cm"><draw:text-box><text:p>да</text:p></draw:text-box></draw:frame><draw:custom-shape text:anchor-type="paragraph" draw:z-index="61" draw:style-name="gr1" draw:text-style-name="P2" svg:width="0.144cm" svg:height="0.392cm" svg:x="12.529cm" svg:y="0.229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63" draw:style-name="gr12" svg:width="0.833cm" svg:height="0.489cm" svg:x="12.947cm" svg:y="0.229cm"><draw:text-box><text:p>нет</text:p></draw:text-box></draw:frame></text:p>
      <text:p text:style-name="Standard"><draw:custom-shape text:anchor-type="paragraph" draw:z-index="14" draw:style-name="gr1" svg:width="1.163cm" svg:height="0.121cm" svg:x="0.746cm" svg:y="0.226cm"><text:p/><draw:enhanced-geometry svg:viewBox="0 0 21600 21600" draw:text-areas="?f7 ?f0 21600 ?f2" draw:type="left-arrow" draw:modifiers="5489.60698689956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4" draw:style-name="gr6" svg:width="5.733cm" svg:height="0.782cm" svg:x="9.816cm" svg:y="0.196cm"><text:p>Конец блока печати пробелов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Standard"><draw:frame text:anchor-type="paragraph" draw:z-index="16" draw:style-name="gr5" draw:text-style-name="P2" svg:width="0.683cm" svg:height="0.489cm" svg:x="2.69cm" svg:y="0.25cm"><draw:text-box><text:p><text:span text:style-name="T1">нет</text:span></text:p></draw:text-box></draw:frame><draw:custom-shape text:anchor-type="paragraph" draw:z-index="17" draw:style-name="gr1" svg:width="0.142cm" svg:height="0.389cm" svg:x="3.395cm" svg:y="0.25cm"><text:p/><draw:enhanced-geometry svg:viewBox="0 0 21600 21600" draw:text-areas="?f0 0 ?f2 ?f5" draw:type="down-arrow" draw:modifiers="11318.081180811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rect text:anchor-type="paragraph" draw:z-index="19" draw:style-name="gr3" draw:text-style-name="P1" svg:width="2.7cm" svg:height="0.565cm" svg:x="2.21cm" svg:y="0.208cm"><text:p text:style-name="P1">Пауза</text:p></draw:rect></text:p>
      <text:p text:style-name="Standard"><draw:custom-shape text:anchor-type="paragraph" draw:z-index="20" draw:style-name="gr1" svg:width="0.144cm" svg:height="0.389cm" svg:x="3.406cm" svg:y="0.286cm"><text:p/><draw:enhanced-geometry svg:viewBox="0 0 21600 21600" draw:text-areas="?f0 0 ?f2 ?f5" draw:type="down-arrow" draw:modifiers="11318.081180811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22" draw:style-name="gr2" draw:text-style-name="P1" svg:width="2.532cm" svg:height="0.546cm" svg:x="2.147cm" svg:y="0.168cm"><text:p text:style-name="P1">Конец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Standard"/>
      <text:p text:style-name="Standard"/>
      <text:p text:style-name="Standard"><draw:custom-shape text:anchor-type="paragraph" draw:z-index="38" draw:style-name="gr6" draw:text-style-name="P5" svg:width="3.391cm" svg:height="0.706cm" svg:x="1.342cm" svg:y="0.078cm"><text:p text:style-name="P1"><text:span text:style-name="T3">Начало инфо-блока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Standard"><draw:custom-shape text:anchor-type="paragraph" draw:z-index="39" draw:style-name="gr1" svg:width="0.144cm" svg:height="0.389cm" svg:x="2.983cm" svg:y="0.296cm"><text:p/><draw:enhanced-geometry svg:viewBox="0 0 21600 21600" draw:text-areas="?f0 0 ?f2 ?f5" draw:type="down-arrow" draw:modifiers="11318.081180811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rect text:anchor-type="paragraph" draw:z-index="40" draw:style-name="gr3" draw:text-style-name="P1" svg:width="3.126cm" svg:height="0.565cm" svg:x="1.531cm" svg:y="0.236cm"><text:p text:style-name="P1">Смена кодировки</text:p></draw:rect></text:p>
      <text:p text:style-name="Standard"><draw:custom-shape text:anchor-type="paragraph" draw:z-index="41" draw:style-name="gr1" svg:width="0.144cm" svg:height="0.389cm" svg:x="2.97cm" svg:y="0.314cm"><text:p/><draw:enhanced-geometry svg:viewBox="0 0 21600 21600" draw:text-areas="?f0 0 ?f2 ?f5" draw:type="down-arrow" draw:modifiers="11318.081180811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rect text:anchor-type="paragraph" draw:z-index="42" draw:style-name="gr3" draw:text-style-name="P1" svg:width="4.474cm" svg:height="1.038cm" svg:x="0.915cm" svg:y="0.256cm"><text:p text:style-name="P1">Информация о заданиии,</text:p><text:p text:style-name="P1">и авторе</text:p></draw:rect></text:p>
      <text:p text:style-name="Standard"/>
      <text:p text:style-name="Standard"><draw:custom-shape text:anchor-type="paragraph" draw:z-index="44" draw:style-name="gr1" svg:width="0.144cm" svg:height="0.389cm" svg:x="2.946cm" svg:y="0.319cm"><text:p/><draw:enhanced-geometry svg:viewBox="0 0 21600 21600" draw:text-areas="?f0 0 ?f2 ?f5" draw:type="down-arrow" draw:modifiers="11318.081180811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43" draw:style-name="gr6" draw:text-style-name="P5" svg:width="3.391cm" svg:height="0.706cm" svg:x="1.416cm" svg:y="0.166cm"><text:p text:style-name="P5"><text:span text:style-name="T3">Конец инфо-блока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Standard"/>
      <text:p text:style-name="Standard"><draw:custom-shape text:anchor-type="paragraph" draw:z-index="82" draw:style-name="gr6" draw:text-style-name="P1" svg:width="5.733cm" svg:height="0.782cm" svg:x="10.229cm" svg:y="0.393cm"><text:p text:style-name="P1">Начало блока печати</text:p><text:p text:style-name="P1">убывающих символов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Standard"><draw:custom-shape text:anchor-type="paragraph" draw:z-index="102" draw:style-name="gr6" draw:text-style-name="P1" svg:width="5.733cm" svg:height="0.782cm" svg:x="1.536cm" svg:y="0.005cm"><text:p text:style-name="P1">Начало блока печати</text:p><text:p text:style-name="P1">возрастающих символов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Standard"><draw:custom-shape text:anchor-type="paragraph" draw:z-index="70" draw:style-name="gr1" draw:text-style-name="P2" svg:width="0.144cm" svg:height="0.458cm" svg:x="12.875cm" svg:y="0.249cm"><text:p/><draw:enhanced-geometry svg:viewBox="0 0 21600 21600" draw:text-areas="?f0 0 ?f2 ?f5" draw:type="down-arrow" draw:modifiers="10460.9865470852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8" draw:style-name="gr1" draw:text-style-name="P2" svg:width="0.144cm" svg:height="0.392cm" svg:x="4.251cm" svg:y="0.333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65" draw:style-name="gr6" svg:width="6.413cm" svg:height="0.479cm" svg:x="9.703cm" svg:y="0.219cm"><text:p>объявление переменных char b,c,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5" draw:style-name="gr6" svg:width="6.413cm" svg:height="0.479cm" svg:x="1.136cm" svg:y="0.238cm"><text:p>объявление переменных char b,c,s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84" draw:style-name="gr1" draw:text-style-name="P2" svg:width="0.144cm" svg:height="0.816cm" svg:x="12.848cm" svg:y="0.21cm"><text:p/><draw:enhanced-geometry svg:viewBox="0 0 21600 21600" draw:text-areas="?f0 0 ?f2 ?f5" draw:type="down-arrow" draw:modifiers="10460.9865470852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6" draw:style-name="gr1" draw:text-style-name="P2" svg:width="0.144cm" svg:height="0.69cm" svg:x="4.279cm" svg:y="0.291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><draw:custom-shape text:anchor-type="paragraph" draw:z-index="67" draw:style-name="gr6" draw:text-style-name="P1" svg:width="8.453cm" svg:height="0.946cm" svg:x="8.849cm" svg:y="0.051cm"><text:p text:style-name="P1">Присваивание переменным значений:</text:p><text:p text:style-name="P1">b='B'; c=3-abs(stringNum);s=1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7" draw:style-name="gr6" draw:text-style-name="P1" svg:width="8.453cm" svg:height="0.946cm" svg:x="0.319cm" svg:y="0.072cm"><text:p text:style-name="P1">Присваивание переменным значений:</text:p><text:p text:style-name="P1">b='D'-abs(stringNum); c=4-abs(stringNum);s=-1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/>
      <text:p text:style-name="Standard"><draw:custom-shape text:anchor-type="paragraph" draw:z-index="68" draw:style-name="gr1" draw:text-style-name="P2" svg:width="0.144cm" svg:height="0.392cm" svg:x="12.822cm" svg:y="0.065cm"><text:p/><draw:enhanced-geometry svg:viewBox="0 0 21600 21600" draw:text-areas="?f0 0 ?f2 ?f5" draw:type="down-arrow" draw:modifiers="10460.9865470852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9" draw:style-name="gr6" draw:text-style-name="P1" svg:width="6.413cm" svg:height="0.479cm" svg:x="1.182cm" svg:y="0.46cm"><text:p text:style-name="P1">объявление переменной char i=1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3" draw:style-name="gr1" draw:text-style-name="P2" svg:width="0.144cm" svg:height="0.378cm" svg:x="4.44cm" svg:y="0.083cm"><text:p/><draw:enhanced-geometry svg:viewBox="0 0 21600 21600" draw:text-areas="?f0 0 ?f2 ?f5" draw:type="down-arrow" draw:modifiers="10046.51162790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69" draw:style-name="gr6" draw:text-style-name="P1" svg:width="6.413cm" svg:height="0.479cm" svg:x="9.65cm" svg:y="0.026cm"><text:p text:style-name="P1">объявление переменной char i=1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9" draw:style-name="gr1" draw:text-style-name="P2" svg:width="0.144cm" svg:height="0.392cm" svg:x="12.806cm" svg:y="0.48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0" draw:style-name="gr1" draw:text-style-name="P2" svg:width="0.144cm" svg:height="0.458cm" svg:x="4.484cm" svg:y="0.452cm"><text:p/><draw:enhanced-geometry svg:viewBox="0 0 21600 21600" draw:text-areas="?f0 0 ?f2 ?f5" draw:type="down-arrow" draw:modifiers="10460.9865470852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line text:anchor-type="paragraph" draw:z-index="76" draw:style-name="gr4" draw:text-style-name="P1" svg:x1="10.303cm" svg:y1="0.205cm" svg:x2="10.303cm" svg:y2="2.876cm"><text:p/></draw:line><draw:custom-shape text:anchor-type="paragraph" draw:z-index="77" draw:style-name="gr8" svg:width="2.495cm" svg:height="0.115cm" svg:x="10.303cm" svg:y="0.09cm"><text:p/><draw:enhanced-geometry svg:viewBox="0 0 21600 21600" draw:text-areas="0 ?f0 ?f5 ?f2" draw:type="right-arrow" draw:modifiers="18002.457337884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1" draw:style-name="gr6" draw:text-style-name="P1" svg:width="3.656cm" svg:height="0.479cm" svg:x="11.084cm" svg:y="0.385cm"><text:p text:style-name="P1">печать символа b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1" draw:style-name="gr6" draw:text-style-name="P1" svg:width="3.656cm" svg:height="0.479cm" svg:x="2.667cm" svg:y="0.413cm"><text:p text:style-name="P1">печать символа b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6" draw:style-name="gr8" svg:width="2.495cm" svg:height="0.115cm" svg:x="1.99cm" svg:y="0.079cm"><text:p/><draw:enhanced-geometry svg:viewBox="0 0 21600 21600" draw:text-areas="0 ?f0 ?f5 ?f2" draw:type="right-arrow" draw:modifiers="18002.457337884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104" draw:style-name="gr4" draw:text-style-name="P1" svg:x1="1.997cm" svg:y1="0.079cm" svg:x2="1.997cm" svg:y2="2.75cm"><text:p/></draw:line></text:p>
      <text:p text:style-name="Standard"><draw:custom-shape text:anchor-type="paragraph" draw:z-index="75" draw:style-name="gr1" draw:text-style-name="P2" svg:width="0.144cm" svg:height="0.392cm" svg:x="12.806cm" svg:y="0.376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8" draw:style-name="gr1" draw:text-style-name="P2" svg:width="0.144cm" svg:height="0.392cm" svg:x="4.456cm" svg:y="0.349cm"><text:p/><draw:enhanced-geometry svg:viewBox="0 0 21600 21600" draw:text-areas="?f0 0 ?f2 ?f5" draw:type="down-arrow" draw:modifiers="10460.9865470852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72" draw:style-name="gr6" draw:text-style-name="P1" svg:width="3.656cm" svg:height="0.479cm" svg:x="11.134cm" svg:y="0.212cm"><text:p text:style-name="P1">b+=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2" draw:style-name="gr6" draw:text-style-name="P1" svg:width="3.656cm" svg:height="0.479cm" svg:x="2.641cm" svg:y="0.298cm"><text:p text:style-name="P1">b+=s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73" draw:style-name="gr1" draw:text-style-name="P2" svg:width="0.144cm" svg:height="0.65cm" svg:x="12.793cm" svg:y="0.282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3" draw:style-name="gr1" draw:text-style-name="P2" svg:width="0.144cm" svg:height="0.816cm" svg:x="4.42cm" svg:y="0.164cm"><text:p/><draw:enhanced-geometry svg:viewBox="0 0 21600 21600" draw:text-areas="?f0 0 ?f2 ?f5" draw:type="down-arrow" draw:modifiers="10460.9865470852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74" draw:style-name="gr2" draw:text-style-name="P1" svg:width="3.116cm" svg:height="0.93cm" svg:x="11.308cm" svg:y="0.445cm"><text:p text:style-name="P1">i&lt;=c 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text:anchor-type="paragraph" draw:z-index="80" draw:style-name="gr11" svg:width="0.832cm" svg:height="0.489cm" svg:x="11.308cm" svg:y="0.356cm"><draw:text-box><text:p>да</text:p></draw:text-box></draw:frame><draw:custom-shape text:anchor-type="paragraph" draw:z-index="94" draw:style-name="gr2" draw:text-style-name="P1" svg:width="3.116cm" svg:height="0.93cm" svg:x="2.917cm" svg:y="0.452cm"><text:p text:style-name="P1">i&lt;=c 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text:anchor-type="paragraph" draw:z-index="99" draw:style-name="gr11" svg:width="0.832cm" svg:height="0.489cm" svg:x="2.602cm" svg:y="0.4cm"><draw:text-box><text:p>да</text:p></draw:text-box></draw:frame></text:p>
      <text:p text:style-name="Standard"><draw:line text:anchor-type="paragraph" draw:z-index="78" draw:style-name="gr7" draw:text-style-name="P1" svg:x1="10.303cm" svg:y1="0.441cm" svg:x2="11.296cm" svg:y2="0.441cm"><text:p/></draw:line><draw:line text:anchor-type="paragraph" draw:z-index="97" draw:style-name="gr7" draw:text-style-name="P1" svg:x1="1.924cm" svg:y1="0.402cm" svg:x2="2.917cm" svg:y2="0.402cm"><text:p/></draw:line></text:p>
      <text:p text:style-name="Standard"><draw:frame text:anchor-type="paragraph" draw:z-index="81" draw:style-name="gr12" svg:width="0.833cm" svg:height="0.489cm" svg:x="13.488cm" svg:y="0.224cm"><draw:text-box><text:p>нет</text:p></draw:text-box></draw:frame><draw:custom-shape text:anchor-type="paragraph" draw:z-index="66" draw:style-name="gr1" draw:text-style-name="P2" svg:width="0.144cm" svg:height="0.392cm" svg:x="12.809cm" svg:y="0.4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5" draw:style-name="gr1" draw:text-style-name="P2" svg:width="0.144cm" svg:height="0.392cm" svg:x="4.413cm" svg:y="0.407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100" draw:style-name="gr12" svg:width="0.833cm" svg:height="0.489cm" svg:x="3.581cm" svg:y="0.31cm"><draw:text-box><text:p>нет</text:p></draw:text-box></draw:frame></text:p>
      <text:p text:style-name="Standard"><draw:custom-shape text:anchor-type="paragraph" draw:z-index="83" draw:style-name="gr6" draw:text-style-name="P1" svg:width="5.733cm" svg:height="0.782cm" svg:x="10.116cm" svg:y="0.36cm"><text:p text:style-name="P1">Конец блока печати</text:p><text:p text:style-name="P1">убывающих символов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101" draw:style-name="gr6" draw:text-style-name="P1" svg:width="5.733cm" svg:height="0.782cm" svg:x="1.496cm" svg:y="0.427cm"><text:p text:style-name="P1">Конец блока печати</text:p><text:p text:style-name="P1">возрастающих символов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cm" fo:margin-bottom="0.092cm" fo:margin-left="0.026cm" fo:margin-right="0.54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1M</meta:editing-duration>
    <meta:editing-cycles>9</meta:editing-cycles>
    <meta:generator>OpenOffice/4.1.1$Win32 OpenOffice.org_project/411m6$Build-9775</meta:generator>
    <dc:date>2017-01-07T16:46:31.52</dc:date>
    <dc:creator>Alex Lasher</dc:creator>
    <meta:document-statistic meta:table-count="0" meta:image-count="0" meta:object-count="0" meta:page-count="1" meta:paragraph-count="1" meta:word-count="0" meta:character-count="96"/>
    <meta:user-defined meta:name="Info 1"/>
    <meta:user-defined meta:name="Info 2"/>
    <meta:user-defined meta:name="Info 3"/>
    <meta:user-defined meta:name="Info 4"/>
  </office:meta>
</office:document-meta>
</file>